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Text_20_body">
      <style:text-properties fo:language="en" fo:country="US" officeooo:rsid="001de9c3" officeooo:paragraph-rsid="001de9c3"/>
    </style:style>
    <style:style style:name="P11" style:family="paragraph" style:parent-style-name="Text_20_body">
      <style:text-properties fo:language="en" fo:country="US" officeooo:rsid="00212b01" officeooo:paragraph-rsid="00212b01"/>
    </style:style>
    <style:style style:name="P12" style:family="paragraph" style:parent-style-name="Title">
      <style:text-properties fo:language="en" fo:country="US"/>
    </style:style>
    <style:style style:name="P13" style:family="paragraph" style:parent-style-name="Text_20_body">
      <style:text-properties officeooo:rsid="0019d4ee" officeooo:paragraph-rsid="0019d4ee"/>
    </style:style>
    <style:style style:name="P14" style:family="paragraph" style:parent-style-name="Text_20_body">
      <style:text-properties officeooo:rsid="001de9c3" officeooo:paragraph-rsid="001de9c3"/>
    </style:style>
    <style:style style:name="P15" style:family="paragraph" style:parent-style-name="Text_20_body">
      <style:text-properties officeooo:rsid="001fc13b" officeooo:paragraph-rsid="001fc13b"/>
    </style:style>
    <style:style style:name="P16" style:family="paragraph" style:parent-style-name="Text_20_body">
      <style:text-properties officeooo:rsid="00212b01" officeooo:paragraph-rsid="00212b01"/>
    </style:style>
    <style:style style:name="P17" style:family="paragraph" style:parent-style-name="Text_20_body">
      <style:text-properties officeooo:paragraph-rsid="002208a8"/>
    </style:style>
    <style:style style:name="P18" style:family="paragraph" style:parent-style-name="Text_20_body">
      <style:text-properties officeooo:rsid="002208a8" officeooo:paragraph-rsid="002208a8"/>
    </style:style>
    <style:style style:name="P19" style:family="paragraph" style:parent-style-name="Text_20_body">
      <style:text-properties fo:font-size="12pt" officeooo:rsid="0022b1e4" officeooo:paragraph-rsid="0022b1e4" style:font-size-asian="10.5pt" style:font-size-complex="12pt"/>
    </style:style>
    <style:style style:name="P20" style:family="paragraph" style:parent-style-name="Text_20_body">
      <style:text-properties fo:font-size="12pt" officeooo:rsid="0023517b" officeooo:paragraph-rsid="0023517b" style:font-size-asian="10.5pt" style:font-size-complex="12pt"/>
    </style:style>
    <style:style style:name="P21" style:family="paragraph" style:parent-style-name="Text_20_body">
      <style:text-properties style:font-name="Monotype" fo:font-size="10pt" officeooo:rsid="0023517b" officeooo:paragraph-rsid="0023517b" style:font-size-asian="10pt" style:font-size-complex="10pt"/>
    </style:style>
    <style:style style:name="P22" style:family="paragraph" style:parent-style-name="Text_20_body">
      <style:text-properties style:font-name="Monotype" officeooo:rsid="002ab30b" officeooo:paragraph-rsid="002ab30b"/>
    </style:style>
    <style:style style:name="P23" style:family="paragraph" style:parent-style-name="Text_20_body">
      <style:text-properties style:font-name="Liberation Serif" fo:font-size="12pt" officeooo:rsid="0023517b" officeooo:paragraph-rsid="0023517b" style:font-size-asian="12pt" style:font-size-complex="12pt"/>
    </style:style>
    <style:style style:name="P24" style:family="paragraph" style:parent-style-name="Text_20_body">
      <style:text-properties style:font-name="Liberation Serif" fo:font-size="11pt" officeooo:rsid="002351ef" officeooo:paragraph-rsid="002351ef" style:font-size-asian="11pt" style:font-size-complex="11pt"/>
    </style:style>
    <style:style style:name="P25" style:family="paragraph" style:parent-style-name="Text_20_body">
      <style:text-properties style:font-name="Liberation Serif" fo:font-size="11pt" officeooo:rsid="00247e3a" officeooo:paragraph-rsid="00247e3a" style:font-size-asian="11pt" style:font-size-complex="11pt"/>
    </style:style>
    <style:style style:name="P26" style:family="paragraph" style:parent-style-name="Text_20_body">
      <style:text-properties style:font-name="Liberation Serif" fo:font-size="11pt" officeooo:rsid="0024fd45" officeooo:paragraph-rsid="0024fd45" style:font-size-asian="11pt" style:font-size-complex="11pt"/>
    </style:style>
    <style:style style:name="P27" style:family="paragraph" style:parent-style-name="Text_20_body">
      <style:text-properties officeooo:rsid="0026a137" officeooo:paragraph-rsid="00288515"/>
    </style:style>
    <style:style style:name="P28" style:family="paragraph" style:parent-style-name="Text_20_body">
      <style:text-properties fo:color="#000000" loext:opacity="100%" style:font-name="Liberation Serif" fo:language="en" fo:country="US" officeooo:rsid="00212b01" officeooo:paragraph-rsid="00212b01" fo:background-color="#ffffff"/>
    </style:style>
    <style:style style:name="P29" style:family="paragraph" style:parent-style-name="Text_20_body">
      <style:text-properties fo:color="#000000" loext:opacity="100%" style:font-name="Liberation Serif" fo:language="en" fo:country="US" officeooo:rsid="002208a8" officeooo:paragraph-rsid="002208a8" fo:background-color="#ffffff"/>
    </style:style>
    <style:style style:name="P30" style:family="paragraph" style:parent-style-name="Text_20_body">
      <style:text-properties fo:font-size="10pt" officeooo:rsid="0022b1e4" officeooo:paragraph-rsid="0022b1e4" style:font-size-asian="10pt" style:font-size-complex="10pt"/>
    </style:style>
    <style:style style:name="P31"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2" style:family="paragraph" style:parent-style-name="Heading_20_2">
      <style:text-properties fo:language="en" fo:country="US"/>
    </style:style>
    <style:style style:name="P33" style:family="paragraph" style:parent-style-name="Heading_20_2">
      <style:text-properties fo:language="en" fo:country="US" officeooo:rsid="00169d7d" officeooo:paragraph-rsid="00169d7d"/>
    </style:style>
    <style:style style:name="P34" style:family="paragraph" style:parent-style-name="Heading_20_2">
      <style:text-properties fo:language="en" fo:country="US" officeooo:rsid="00120127" officeooo:paragraph-rsid="00169d7d"/>
    </style:style>
    <style:style style:name="P35" style:family="paragraph" style:parent-style-name="Heading_20_2">
      <style:text-properties fo:language="en" fo:country="US" officeooo:rsid="00120127" officeooo:paragraph-rsid="001de9c3"/>
    </style:style>
    <style:style style:name="P36" style:family="paragraph" style:parent-style-name="Heading_20_2">
      <style:text-properties fo:language="en" fo:country="US" officeooo:rsid="00120127" officeooo:paragraph-rsid="0020c16f"/>
    </style:style>
    <style:style style:name="P37" style:family="paragraph" style:parent-style-name="Heading_20_2">
      <style:text-properties fo:language="en" fo:country="US" officeooo:rsid="003b8f4d" officeooo:paragraph-rsid="003b8f4d"/>
    </style:style>
    <style:style style:name="P38" style:family="paragraph" style:parent-style-name="Heading_20_2">
      <style:text-properties officeooo:rsid="003b8f4d" officeooo:paragraph-rsid="003b8f4d"/>
    </style:style>
    <style:style style:name="P39" style:family="paragraph" style:parent-style-name="Heading_20_3">
      <style:text-properties officeooo:rsid="002ab30b" officeooo:paragraph-rsid="002ab30b"/>
    </style:style>
    <style:style style:name="P40" style:family="paragraph" style:parent-style-name="Heading_20_3">
      <style:text-properties officeooo:rsid="003ee43d" officeooo:paragraph-rsid="003ee43d"/>
    </style:style>
    <style:style style:name="P41" style:family="paragraph" style:parent-style-name="Heading_20_3">
      <style:text-properties officeooo:rsid="003f2a21" officeooo:paragraph-rsid="003f2a21"/>
    </style:style>
    <style:style style:name="P42" style:family="paragraph" style:parent-style-name="Standard" style:list-style-name="L3">
      <style:text-properties officeooo:rsid="001de9c3" officeooo:paragraph-rsid="001de9c3"/>
    </style:style>
    <style:style style:name="P43"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44" style:family="paragraph" style:parent-style-name="Standard">
      <style:text-properties fo:language="en" fo:country="US" officeooo:rsid="00382366" officeooo:paragraph-rsid="00382366"/>
    </style:style>
    <style:style style:name="P45" style:family="paragraph" style:parent-style-name="Standard" style:list-style-name="L10">
      <style:text-properties fo:language="en" fo:country="US" officeooo:rsid="00382366" officeooo:paragraph-rsid="00382366"/>
    </style:style>
    <style:style style:name="P46" style:family="paragraph" style:parent-style-name="Standard" style:list-style-name="L10">
      <style:text-properties fo:language="en" fo:country="US" officeooo:rsid="00391eaa" officeooo:paragraph-rsid="00391eaa"/>
    </style:style>
    <style:style style:name="P47" style:family="paragraph" style:parent-style-name="Standard" style:list-style-name="L10">
      <style:paragraph-properties fo:break-before="page"/>
      <style:text-properties fo:language="en" fo:country="US" officeooo:rsid="0039be00" officeooo:paragraph-rsid="0039be00"/>
    </style:style>
    <style:style style:name="P48" style:family="paragraph" style:parent-style-name="Standard" style:list-style-name="L10">
      <style:text-properties officeooo:paragraph-rsid="003b8f4d"/>
    </style:style>
    <style:style style:name="P49" style:family="paragraph" style:parent-style-name="Text_20_body" style:list-style-name="L1">
      <style:text-properties fo:language="en" fo:country="US" officeooo:rsid="0014dff7" officeooo:paragraph-rsid="0014dff7"/>
    </style:style>
    <style:style style:name="P50" style:family="paragraph" style:parent-style-name="Text_20_body" style:list-style-name="L2">
      <style:paragraph-properties fo:text-align="start" style:justify-single-word="false"/>
      <style:text-properties fo:language="en" fo:country="US" officeooo:rsid="001814c3" officeooo:paragraph-rsid="00190d04"/>
    </style:style>
    <style:style style:name="P51" style:family="paragraph" style:parent-style-name="Text_20_body" style:list-style-name="L2">
      <style:paragraph-properties fo:text-align="start" style:justify-single-word="false"/>
      <style:text-properties fo:language="en" fo:country="US" officeooo:rsid="00190d04" officeooo:paragraph-rsid="00191e4e"/>
    </style:style>
    <style:style style:name="P52" style:family="paragraph" style:parent-style-name="Text_20_body" style:list-style-name="L2">
      <style:paragraph-properties fo:text-align="start" style:justify-single-word="false"/>
      <style:text-properties fo:language="en" fo:country="US" officeooo:rsid="00190d04" officeooo:paragraph-rsid="00190d04"/>
    </style:style>
    <style:style style:name="P53" style:family="paragraph" style:parent-style-name="Text_20_body" style:list-style-name="L2">
      <style:paragraph-properties fo:text-align="start" style:justify-single-word="false"/>
      <style:text-properties fo:language="en" fo:country="US" officeooo:rsid="00191e4e" officeooo:paragraph-rsid="00191e4e"/>
    </style:style>
    <style:style style:name="P54" style:family="paragraph" style:parent-style-name="Text_20_body" style:list-style-name="L3">
      <style:text-properties fo:language="en" fo:country="US" officeooo:rsid="001de9c3" officeooo:paragraph-rsid="001de9c3"/>
    </style:style>
    <style:style style:name="P55"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56" style:family="paragraph" style:parent-style-name="Text_20_body" style:list-style-name="L6">
      <style:text-properties fo:language="en" fo:country="US" officeooo:rsid="0019d4ee" officeooo:paragraph-rsid="0019d4ee"/>
    </style:style>
    <style:style style:name="P57"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58" style:family="paragraph" style:parent-style-name="Text_20_body" style:list-style-name="L5">
      <style:text-properties officeooo:rsid="001fc13b" officeooo:paragraph-rsid="001fc13b"/>
    </style:style>
    <style:style style:name="P59" style:family="paragraph" style:parent-style-name="Text_20_body" style:list-style-name="L6">
      <style:text-properties officeooo:paragraph-rsid="001de9c3"/>
    </style:style>
    <style:style style:name="P60" style:family="paragraph" style:parent-style-name="Text_20_body" style:list-style-name="L6">
      <style:text-properties officeooo:paragraph-rsid="001fc13b"/>
    </style:style>
    <style:style style:name="P61" style:family="paragraph" style:parent-style-name="Text_20_body" style:list-style-name="L6">
      <style:text-properties officeooo:paragraph-rsid="002019e2"/>
    </style:style>
    <style:style style:name="P62"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63"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64"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65"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66"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67" style:family="paragraph" style:parent-style-name="Text_20_body" style:list-style-name="L6">
      <style:text-properties fo:color="#000000" loext:opacity="100%" style:font-name="Liberation Serif" fo:language="en" fo:country="US" fo:font-style="italic" officeooo:rsid="002019e2" officeooo:paragraph-rsid="002019e2" fo:background-color="#ffffff" style:font-style-asian="italic" style:font-style-complex="italic"/>
    </style:style>
    <style:style style:name="P68" style:family="paragraph" style:parent-style-name="Text_20_body" style:list-style-name="L6">
      <style:text-properties style:font-name="monospace" officeooo:paragraph-rsid="001aa840"/>
    </style:style>
    <style:style style:name="P69" style:family="paragraph" style:parent-style-name="Text_20_body" style:list-style-name="L6">
      <style:text-properties style:font-name="monospace" officeooo:paragraph-rsid="002c4ad9"/>
    </style:style>
    <style:style style:name="P70" style:family="paragraph" style:parent-style-name="Text_20_body" style:list-style-name="L6">
      <style:text-properties style:font-name="monospace" officeooo:rsid="0020c16f" officeooo:paragraph-rsid="0020c16f"/>
    </style:style>
    <style:style style:name="P71" style:family="paragraph" style:parent-style-name="Text_20_body" style:list-style-name="L6">
      <style:text-properties style:font-name="monospace" officeooo:rsid="0031f889" officeooo:paragraph-rsid="0031f889"/>
    </style:style>
    <style:style style:name="P72" style:family="paragraph" style:parent-style-name="Text_20_body" style:list-style-name="L6">
      <style:text-properties style:font-name="monospace" officeooo:rsid="0031f889" officeooo:paragraph-rsid="0032f2da"/>
    </style:style>
    <style:style style:name="P73" style:family="paragraph" style:parent-style-name="Text_20_body" style:list-style-name="L6">
      <style:text-properties style:font-name="monospace" officeooo:rsid="0031f889" officeooo:paragraph-rsid="003cf290"/>
    </style:style>
    <style:style style:name="P74" style:family="paragraph" style:parent-style-name="Text_20_body" style:list-style-name="L6">
      <style:text-properties officeooo:rsid="0020c16f" officeooo:paragraph-rsid="0020c16f"/>
    </style:style>
    <style:style style:name="P75" style:family="paragraph" style:parent-style-name="Text_20_body" style:list-style-name="L7">
      <style:text-properties officeooo:paragraph-rsid="00212b01"/>
    </style:style>
    <style:style style:name="P76" style:family="paragraph" style:parent-style-name="Text_20_body" style:list-style-name="L7">
      <style:text-properties officeooo:rsid="00212b01" officeooo:paragraph-rsid="00212b01"/>
    </style:style>
    <style:style style:name="P77" style:family="paragraph" style:parent-style-name="Text_20_body" style:list-style-name="L8">
      <style:text-properties officeooo:paragraph-rsid="0023517b"/>
    </style:style>
    <style:style style:name="P78" style:family="paragraph" style:parent-style-name="Text_20_body" style:list-style-name="L8">
      <style:text-properties style:font-name="Liberation Serif" fo:font-size="12pt" officeooo:rsid="0023517b" officeooo:paragraph-rsid="0023517b" style:font-size-asian="12pt" style:font-size-complex="12pt"/>
    </style:style>
    <style:style style:name="P79" style:family="paragraph" style:parent-style-name="Text_20_body" style:list-style-name="L9">
      <style:text-properties style:font-name="Liberation Serif" fo:font-size="11pt" officeooo:rsid="00247e3a" officeooo:paragraph-rsid="0024fd45" style:font-size-asian="11pt" style:font-size-complex="11pt"/>
    </style:style>
    <style:style style:name="P80" style:family="paragraph" style:parent-style-name="Text_20_body" style:list-style-name="L9">
      <style:text-properties style:font-name="Liberation Serif" fo:font-size="11pt" officeooo:rsid="0024fd45" officeooo:paragraph-rsid="0024fd45" style:font-size-asian="11pt" style:font-size-complex="11pt"/>
    </style:style>
    <style:style style:name="P81" style:family="paragraph" style:parent-style-name="Text_20_body" style:list-style-name="L9">
      <style:text-properties style:font-name="Liberation Serif" fo:font-size="11pt" officeooo:rsid="0026a137" officeooo:paragraph-rsid="0026a137" style:font-size-asian="11pt" style:font-size-complex="11pt"/>
    </style:style>
    <style:style style:name="P82" style:family="paragraph" style:parent-style-name="Text_20_body" style:list-style-name="L8">
      <style:text-properties officeooo:rsid="0023517b" officeooo:paragraph-rsid="0023517b"/>
    </style:style>
    <style:style style:name="P83" style:family="paragraph" style:parent-style-name="Text_20_body" style:list-style-name="L6">
      <style:text-properties fo:font-style="italic" officeooo:paragraph-rsid="002019e2" style:font-style-asian="italic" style:font-style-complex="italic"/>
    </style:style>
    <style:style style:name="P84" style:family="paragraph" style:parent-style-name="Text_20_body">
      <style:text-properties fo:font-style="italic" officeooo:rsid="003f2a21" officeooo:paragraph-rsid="003f2a21" style:font-style-asian="italic" style:font-style-complex="italic"/>
    </style:style>
    <style:style style:name="P85" style:family="paragraph" style:parent-style-name="Text_20_body" style:list-style-name="L13">
      <style:text-properties fo:font-style="italic" officeooo:rsid="003f2a21" officeooo:paragraph-rsid="004175a6" style:font-style-asian="italic" style:font-style-complex="italic"/>
    </style:style>
    <style:style style:name="P86" style:family="paragraph" style:parent-style-name="Text_20_body">
      <style:text-properties fo:font-style="italic" officeooo:rsid="003f2a21" officeooo:paragraph-rsid="004175a6" style:font-style-asian="italic" style:font-style-complex="italic"/>
    </style:style>
    <style:style style:name="P87" style:family="paragraph" style:parent-style-name="Text_20_body">
      <style:text-properties officeooo:paragraph-rsid="003b8f4d"/>
    </style:style>
    <style:style style:name="P88" style:family="paragraph" style:parent-style-name="Text_20_body">
      <style:text-properties officeooo:rsid="003ee43d" officeooo:paragraph-rsid="003ee43d"/>
    </style:style>
    <style:style style:name="P89" style:family="paragraph" style:parent-style-name="Text_20_body" style:list-style-name="L11">
      <style:text-properties officeooo:rsid="003ee43d" officeooo:paragraph-rsid="003ee43d"/>
    </style:style>
    <style:style style:name="P90" style:family="paragraph" style:parent-style-name="Text_20_body" style:list-style-name="L11">
      <style:text-properties officeooo:paragraph-rsid="003ee43d"/>
    </style:style>
    <style:style style:name="P91" style:family="paragraph" style:parent-style-name="Text_20_body">
      <style:text-properties officeooo:rsid="003f2a21" officeooo:paragraph-rsid="003f2a21"/>
    </style:style>
    <style:style style:name="P92" style:family="paragraph" style:parent-style-name="Text_20_body" style:list-style-name="L13">
      <style:text-properties officeooo:rsid="003f2a21" officeooo:paragraph-rsid="003f2a21"/>
    </style:style>
    <style:style style:name="P93" style:family="paragraph" style:parent-style-name="Text_20_body" style:list-style-name="L13">
      <style:text-properties officeooo:rsid="003f2a21" officeooo:paragraph-rsid="004175a6"/>
    </style:style>
    <style:style style:name="P94" style:family="paragraph" style:parent-style-name="Text_20_body" style:list-style-name="L12">
      <style:text-properties officeooo:paragraph-rsid="003f2a21"/>
    </style:style>
    <style:style style:name="P95" style:family="paragraph" style:parent-style-name="Text_20_body">
      <style:text-properties fo:font-style="normal" officeooo:rsid="004175a6" officeooo:paragraph-rsid="004175a6" style:font-style-asian="normal" style:font-style-complex="normal"/>
    </style:style>
    <style:style style:name="P96" style:family="paragraph" style:parent-style-name="Text_20_body" style:list-style-name="L13">
      <style:text-properties fo:font-style="normal" officeooo:rsid="003f2a21" officeooo:paragraph-rsid="004175a6" style:font-style-asian="normal" style:font-style-complex="normal"/>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officeooo:rsid="00169d7d"/>
    </style:style>
    <style:style style:name="T11" style:family="text">
      <style:text-properties officeooo:rsid="00180eda"/>
    </style:style>
    <style:style style:name="T12" style:family="text">
      <style:text-properties officeooo:rsid="001814c3"/>
    </style:style>
    <style:style style:name="T13" style:family="text">
      <style:text-properties officeooo:rsid="00190d04"/>
    </style:style>
    <style:style style:name="T14" style:family="text">
      <style:text-properties officeooo:rsid="00191e4e"/>
    </style:style>
    <style:style style:name="T15" style:family="text">
      <style:text-properties fo:color="#000000" loext:opacity="100%" fo:language="en" fo:country="US" officeooo:rsid="0019d4ee" fo:background-color="#ffffff" loext:char-shading-value="0"/>
    </style:style>
    <style:style style:name="T16" style:family="text">
      <style:text-properties fo:color="#000000" loext:opacity="100%" fo:language="en" fo:country="US" officeooo:rsid="002c4ad9" fo:background-color="#ffffff" loext:char-shading-value="0"/>
    </style:style>
    <style:style style:name="T17" style:family="text">
      <style:text-properties fo:color="#000000" loext:opacity="100%" fo:font-size="8pt" fo:language="en" fo:country="US" officeooo:rsid="0019d4ee" fo:background-color="#ffffff" loext:char-shading-value="0" style:font-size-asian="8pt" style:font-size-complex="8pt"/>
    </style:style>
    <style:style style:name="T18"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19"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0" style:family="text">
      <style:text-properties fo:color="#000000" loext:opacity="100%" style:font-name="Liberation Serif" fo:font-size="12pt" fo:language="en" fo:country="US" fo:background-color="#ffffff" loext:char-shading-value="0" style:font-size-asian="10.5pt" style:font-size-complex="12pt"/>
    </style:style>
    <style:style style:name="T21" style:family="text">
      <style:text-properties fo:color="#000000" loext:opacity="100%" style:font-name="Liberation Serif" fo:language="en" fo:country="US" fo:background-color="#ffffff" loext:char-shading-value="0"/>
    </style:style>
    <style:style style:name="T22" style:family="text">
      <style:text-properties fo:color="#000000" loext:opacity="100%" style:font-name="Liberation Serif" fo:language="en" fo:country="US" officeooo:rsid="001aa840" fo:background-color="#ffffff" loext:char-shading-value="0"/>
    </style:style>
    <style:style style:name="T23" style:family="text">
      <style:text-properties fo:color="#000000" loext:opacity="100%" style:font-name="Liberation Serif" fo:language="en" fo:country="US" officeooo:rsid="001fc13b" fo:background-color="#ffffff" loext:char-shading-value="0"/>
    </style:style>
    <style:style style:name="T24" style:family="text">
      <style:text-properties fo:color="#000000" loext:opacity="100%" style:font-name="Liberation Serif" fo:language="en" fo:country="US" officeooo:rsid="002019e2" fo:background-color="#ffffff" loext:char-shading-value="0"/>
    </style:style>
    <style:style style:name="T25" style:family="text">
      <style:text-properties fo:color="#000000" loext:opacity="100%" style:font-name="Liberation Serif" fo:language="en" fo:country="US" officeooo:rsid="0020c16f" fo:background-color="#ffffff" loext:char-shading-value="0"/>
    </style:style>
    <style:style style:name="T26" style:family="text">
      <style:text-properties fo:color="#000000" loext:opacity="100%" style:font-name="Liberation Serif" fo:language="en" fo:country="US" officeooo:rsid="00212b01" fo:background-color="#ffffff" loext:char-shading-value="0"/>
    </style:style>
    <style:style style:name="T27" style:family="text">
      <style:text-properties fo:color="#000000" loext:opacity="100%" style:font-name="Liberation Serif" fo:language="en" fo:country="US" officeooo:rsid="002208a8" fo:background-color="#ffffff" loext:char-shading-value="0"/>
    </style:style>
    <style:style style:name="T28" style:family="text">
      <style:text-properties fo:color="#000000" loext:opacity="100%" style:font-name="Liberation Serif" fo:language="en" fo:country="US" officeooo:rsid="002ecfab" fo:background-color="#ffffff" loext:char-shading-value="0"/>
    </style:style>
    <style:style style:name="T29"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0"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1" style:family="text">
      <style:text-properties fo:color="#000000" loext:opacity="100%" style:font-name="Liberation Serif" fo:language="en" fo:country="US" fo:font-style="italic" fo:background-color="#ffffff" loext:char-shading-value="0" style:font-style-asian="italic" style:font-style-complex="italic"/>
    </style:style>
    <style:style style:name="T32" style:family="text">
      <style:text-properties fo:color="#000000" loext:opacity="100%" style:font-name="Liberation Serif" fo:font-size="10pt" fo:language="en" fo:country="US" fo:background-color="#ffffff" loext:char-shading-value="0" style:font-size-asian="10pt" style:font-size-complex="10pt"/>
    </style:style>
    <style:style style:name="T33" style:family="text">
      <style:text-properties fo:color="#000000" loext:opacity="100%" style:font-name="Liberation Serif" fo:font-size="10pt" fo:language="en" fo:country="US" fo:font-style="italic" fo:background-color="#ffffff" loext:char-shading-value="0" style:font-size-asian="10pt" style:font-style-asian="italic" style:font-size-complex="10pt" style:font-style-complex="italic"/>
    </style:style>
    <style:style style:name="T34" style:family="text">
      <style:text-properties fo:color="#000000" loext:opacity="100%" fo:font-size="12pt" fo:language="en" fo:country="US" officeooo:rsid="0019d4ee" fo:background-color="#ffffff" loext:char-shading-value="0" style:font-size-asian="12pt" style:font-size-complex="12pt"/>
    </style:style>
    <style:style style:name="T35" style:family="text">
      <style:text-properties fo:color="#000000" loext:opacity="100%" style:font-name="monospace" fo:language="en" fo:country="US" fo:background-color="#ffffff" loext:char-shading-value="0"/>
    </style:style>
    <style:style style:name="T36" style:family="text">
      <style:text-properties fo:color="#000000" loext:opacity="100%" style:font-name="monospace" fo:language="en" fo:country="US" officeooo:rsid="0039be00" fo:background-color="#ffffff" loext:char-shading-value="0"/>
    </style:style>
    <style:style style:name="T37" style:family="text">
      <style:text-properties fo:color="#000000" loext:opacity="100%" style:font-name="monospace" fo:font-size="10pt" fo:language="en" fo:country="US" fo:font-style="italic" officeooo:rsid="003b8f4d" fo:background-color="#ffffff" loext:char-shading-value="0" style:font-size-asian="10pt" style:font-style-asian="italic" style:font-size-complex="10pt" style:font-style-complex="italic"/>
    </style:style>
    <style:style style:name="T38" style:family="text">
      <style:text-properties fo:color="#000000" loext:opacity="100%" style:font-name="monospace" fo:font-size="10pt" fo:language="en" fo:country="US" fo:font-style="normal" officeooo:rsid="003b8f4d" fo:background-color="#ffffff" loext:char-shading-value="0" style:font-size-asian="10pt" style:font-style-asian="normal" style:font-size-complex="10pt" style:font-style-complex="normal"/>
    </style:style>
    <style:style style:name="T39" style:family="text">
      <style:text-properties fo:color="#000000" loext:opacity="100%" style:font-name="monospace" fo:font-size="9pt" fo:language="en" fo:country="US" fo:font-style="italic" officeooo:rsid="003b8f4d" fo:background-color="#ffffff" loext:char-shading-value="0" style:font-size-asian="9pt" style:font-style-asian="italic" style:font-size-complex="9pt" style:font-style-complex="italic"/>
    </style:style>
    <style:style style:name="T40" style:family="text">
      <style:text-properties fo:color="#000000" loext:opacity="100%" fo:background-color="#ffffff" loext:char-shading-value="0"/>
    </style:style>
    <style:style style:name="T41" style:family="text">
      <style:text-properties fo:color="#000000" loext:opacity="100%" officeooo:rsid="002c4ad9" fo:background-color="#ffffff" loext:char-shading-value="0"/>
    </style:style>
    <style:style style:name="T42" style:family="text">
      <style:text-properties fo:color="#000000" loext:opacity="100%" officeooo:rsid="002dff2f" fo:background-color="#ffffff" loext:char-shading-value="0"/>
    </style:style>
    <style:style style:name="T43" style:family="text">
      <style:text-properties fo:color="#000000" loext:opacity="100%" fo:background-color="#b26818" loext:char-shading-value="0"/>
    </style:style>
    <style:style style:name="T44" style:family="text">
      <style:text-properties fo:color="#000000" loext:opacity="100%" fo:font-style="normal" officeooo:rsid="0032f2da" fo:background-color="#ffffff" loext:char-shading-value="0" style:font-style-asian="normal" style:font-style-complex="normal"/>
    </style:style>
    <style:style style:name="T45" style:family="text">
      <style:text-properties fo:color="#000000" loext:opacity="100%" fo:font-style="normal" officeooo:rsid="003cf290" fo:background-color="#ffffff" loext:char-shading-value="0" style:font-style-asian="normal" style:font-style-complex="normal"/>
    </style:style>
    <style:style style:name="T46" style:family="text">
      <style:text-properties fo:color="#000000" loext:opacity="100%" fo:font-style="normal" fo:font-weight="normal" officeooo:rsid="0032f2da" fo:background-color="#ffffff" loext:char-shading-value="0" style:font-style-asian="normal" style:font-weight-asian="normal" style:font-style-complex="normal" style:font-weight-complex="normal"/>
    </style:style>
    <style:style style:name="T47" style:family="text">
      <style:text-properties fo:color="#000000" loext:opacity="100%" fo:font-style="normal" fo:font-weight="normal" officeooo:rsid="003cf290" fo:background-color="#ffffff" loext:char-shading-value="0" style:font-style-asian="normal" style:font-weight-asian="normal" style:font-style-complex="normal" style:font-weight-complex="normal"/>
    </style:style>
    <style:style style:name="T48" style:family="text">
      <style:text-properties fo:color="#000000" loext:opacity="100%" fo:font-style="italic" officeooo:rsid="0032f2da" fo:background-color="#ffffff" loext:char-shading-value="0" style:font-style-asian="italic" style:font-style-complex="italic"/>
    </style:style>
    <style:style style:name="T49" style:family="text">
      <style:text-properties fo:color="#000000" loext:opacity="100%" fo:font-style="italic" fo:font-weight="normal" officeooo:rsid="0032f2da" fo:background-color="#ffffff" loext:char-shading-value="0" style:font-style-asian="italic" style:font-weight-asian="normal" style:font-style-complex="italic" style:font-weight-complex="normal"/>
    </style:style>
    <style:style style:name="T50" style:family="text">
      <style:text-properties style:font-name="Liberation Serif" fo:font-size="12pt" officeooo:rsid="0023517b" style:font-size-asian="12pt" style:font-size-complex="12pt"/>
    </style:style>
    <style:style style:name="T51" style:family="text">
      <style:text-properties style:font-name="Liberation Serif" fo:font-size="11pt" style:font-size-asian="11pt" style:font-size-complex="11pt"/>
    </style:style>
    <style:style style:name="T52" style:family="text">
      <style:text-properties style:font-name="Liberation Serif" fo:font-size="11pt" officeooo:rsid="0023517b" style:font-size-asian="11pt" style:font-size-complex="11pt"/>
    </style:style>
    <style:style style:name="T53" style:family="text">
      <style:text-properties style:font-name="Liberation Serif" fo:font-size="11pt" officeooo:rsid="002351ef" style:font-size-asian="11pt" style:font-size-complex="11pt"/>
    </style:style>
    <style:style style:name="T54" style:family="text">
      <style:text-properties style:font-name="Liberation Serif" fo:font-size="11pt" officeooo:rsid="0024fd45" style:font-size-asian="11pt" style:font-size-complex="11pt"/>
    </style:style>
    <style:style style:name="T55" style:family="text">
      <style:text-properties style:font-name="Liberation Serif" fo:font-size="11pt" officeooo:rsid="00288515" style:font-size-asian="11pt" style:font-size-complex="11pt"/>
    </style:style>
    <style:style style:name="T56"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57"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58"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59"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60" style:family="text">
      <style:text-properties style:font-name="Monotype" fo:language="en" fo:country="US" officeooo:rsid="00212b01"/>
    </style:style>
    <style:style style:name="T61" style:family="text">
      <style:text-properties officeooo:rsid="0022b1e4"/>
    </style:style>
    <style:style style:name="T62" style:family="text">
      <style:text-properties officeooo:rsid="0026a137"/>
    </style:style>
    <style:style style:name="T63" style:family="text">
      <style:text-properties officeooo:rsid="002dff2f"/>
    </style:style>
    <style:style style:name="T64" style:family="text">
      <style:text-properties officeooo:rsid="002ecfab"/>
    </style:style>
    <style:style style:name="T65" style:family="text">
      <style:text-properties officeooo:rsid="002fb80e"/>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32f2da" style:font-style-asian="normal" style:font-style-complex="normal"/>
    </style:style>
    <style:style style:name="T69" style:family="text">
      <style:text-properties style:font-name="monospace"/>
    </style:style>
    <style:style style:name="T70" style:family="text">
      <style:text-properties officeooo:rsid="00391eaa"/>
    </style:style>
    <style:style style:name="T71" style:family="text">
      <style:text-properties officeooo:rsid="0039be00"/>
    </style:style>
    <style:style style:name="T72" style:family="text">
      <style:text-properties officeooo:rsid="003ee43d"/>
    </style:style>
    <style:style style:name="T73" style:family="text">
      <style:text-properties officeooo:rsid="003f2a21"/>
    </style:style>
    <style:style style:name="T74" style:family="text">
      <style:text-properties officeooo:rsid="003fac01"/>
    </style:style>
    <style:style style:name="T75" style:family="text">
      <style:text-properties officeooo:rsid="004175a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oardGen.pl : <text:span text:style-name="T1">a </text:span>board.h generator</text:p>
      <text:p text:style-name="P2"/>
      <text:h text:style-name="P32" text:outline-level="2">requirement</text:h>
      <text:p text:style-name="P3">In order to understand this doc, you need to know how STM32 MCU pin multiplexer works, and how ChibiOS manage to use it for initial (static) configuration.</text:p>
      <text:h text:style-name="P33"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in a file named board.h which contain </text:span><text:span text:style-name="T4">numerous </text:span><text:span text:style-name="T2">macro that give information for all the pins for all the </text:span><text:span text:style-name="T4">parameters </text:span><text:span text:style-name="T2">:</text:span></text:p>
      <text:list xml:id="list3123914609" text:style-name="L1">
        <text:list-item>
          <text:p text:style-name="P49">input or output or <text:span text:style-name="T65">analog(</text:span>adc, <text:span text:style-name="T65">dac)</text:span> or alternate function</text:p>
        </text:list-item>
        <text:list-item>
          <text:p text:style-name="P49">opendrain or pushpull</text:p>
        </text:list-item>
        <text:list-item>
          <text:p text:style-name="P49">pullup or pulldown resistor</text:p>
        </text:list-item>
        <text:list-item>
          <text:p text:style-name="P49">slew rate,</text:p>
        </text:list-item>
        <text:list-item>
          <text:p text:style-name="P49">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2">available</text:span> port<text:span text:style-name="T12">s</text:span> for a given MCU, and can do a little more : it’s here that you have to implement some specific board function (like the function which verify that a sdcard ou mmc card is present by checking i<text:span text:style-name="T11">f</text:span> a presence <text:span text:style-name="T11">switch</text:span> is closed)</text:p>
      <text:p text:style-name="P3">ChibiOS has his own boa<text:span text:style-name="T10">rd.h generator which use as source some xml definition of board, in file usually called board.chcfg</text:span></text:p>
      <text:p text:style-name="P4">All examples that come with ChibiOS use an adapted board.h file.</text:p>
      <text:h text:style-name="P34" text:outline-level="2">Goals</text:h>
      <text:p text:style-name="P5">STMicroElectronics offer a free multi-platform tool, named STM32CubeMX, which is a graphical tool that can help to configure an MCU or a known development board. <text:span text:style-name="T11">I encourage people to use it, it helps a lot to understand how alternative function multiplexer works, (and the clock configuration panel is a must see too).</text:span></text:p>
      <text:p text:style-name="P5"><text:span text:style-name="T12">There is already numerous project, to generate board.h, or board.chcfg from <text:s/></text:span>STM32CubeMX <text:span text:style-name="T11">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2">you just have to declare the pin</text:span><text:span text:style-name="T65">s</text:span><text:span text:style-name="T12">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xml:id="list3396509962" text:style-name="L2">
        <text:list-item>
          <text:p text:style-name="P50">use stm32cubemx MCU description file to <text:span text:style-name="T13">make </text:span>check <text:span text:style-name="T13">that a function can be assigned to a particular pin</text:span></text:p>
        </text:list-item>
        <text:list-item>
          <text:p text:style-name="P50"><text:span text:style-name="T13">find alternate function number, user just have do bind the peripheral name</text:span> <text:span text:style-name="T14">with the pin</text:span></text:p>
        </text:list-item>
        <text:list-item>
          <text:p text:style-name="P51">warn is you <text:span text:style-name="T14">in case of suspect configuration :</text:span></text:p>
          <text:list>
            <text:list-item>
              <text:p text:style-name="P51">use non 5 volts tolerant pin configured in input</text:p>
            </text:list-item>
            <text:list-item>
              <text:p text:style-name="P53">outpull pushpull with pullup/pulldown activated</text:p>
            </text:list-item>
            <text:list-item>
              <text:p text:style-name="P53">same function routed to more than one pin</text:p>
            </text:list-item>
            <text:list-item>
              <text:p text:style-name="P53">...</text:p>
            </text:list-item>
          </text:list>
        </text:list-item>
        <text:list-item>
          <text:p text:style-name="P52">shortcut for function that are commonly used (all peripheral managed by chibios, plus some like LED,SYS(tem),OSC(illaror), <text:span text:style-name="T14">etc</text:span></text:p>
        </text:list-item>
      </text:list>
      <text:p text:style-name="P9"/>
      <text:h text:style-name="P35" text:outline-level="2">Install</text:h>
      <text:p text:style-name="P14"><text:span text:style-name="T3">O</text:span><text:span text:style-name="T2">n </text:span><text:span text:style-name="T6">linux</text:span><text:span text:style-name="T2"> machine, perl is installed, so there is just need to install needed modules</text:span></text:p>
      <text:p text:style-name="P10">For ubuntu, by example :</text:p>
      <text:list xml:id="list3614024111" text:style-name="L3">
        <text:list-item>
          <text:p text:style-name="P54">modules that are ubuntu (or debian packaged) :</text:p>
          <text:list>
            <text:list-item>
              <text:p text:style-name="P42"><text:bookmark text:name="docs-internal-guid-087ab85b-df59-9752-c6c3-a192aa1c6a26"/><text:span text:style-name="T56">sudo apt install libmodern-</text:span><text:span text:style-name="T59">perl</text:span><text:span text:style-name="T56">-</text:span><text:span text:style-name="T59">perl </text:span><text:span text:style-name="T58">libxml-libxml-perl</text:span><text:span text:style-name="T59"><text:line-break/></text:span></text:p>
            </text:list-item>
          </text:list>
        </text:list-item>
        <text:list-item>
          <text:p text:style-name="P54">modules that are not packaged by debian (or ubuntu) but are in CPAN :</text:p>
          <text:list>
            <text:list-item>
              <text:p text:style-name="P43"><text:bookmark text:name="docs-internal-guid-0078ee2b-df5a-c2d2-f6fd-02be063c1b0b"/>sudo perl -MCPAN -e 'install String::LCSS'<text:line-break/></text:p>
            </text:list-item>
          </text:list>
        </text:list-item>
      </text:list>
      <text:p text:style-name="P14"><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xml:id="list611252874" text:style-name="L4">
        <text:list-item>
          <text:p text:style-name="P57">sudo perl -MCPAN -e 'install Modern::Perl'</text:p>
        </text:list-item>
        <text:list-item>
          <text:p text:style-name="P57"><text:soft-page-break/>sudo perl -MCPAN -e 'install XML::LibXML'</text:p>
        </text:list-item>
        <text:list-item>
          <text:p text:style-name="P57">sudo perl -MCPAN -e 'install String::LCSS'</text:p>
        </text:list-item>
      </text:list>
      <text:p text:style-name="P31"/>
      <text:p text:style-name="P15"><text:span text:style-name="T2">on </text:span><text:span text:style-name="T6">windows </text:span><text:span text:style-name="T7">perl is not installed</text:span></text:p>
      <text:list xml:id="list2373508143" text:style-name="L5">
        <text:list-item>
          <text:p text:style-name="P55">install perl : active perl is the best berl available on windows</text:p>
        </text:list-item>
        <text:list-item>
          <text:p text:style-name="P58"><text:span text:style-name="T7">use cpan, ot the graphical package manager which come with active perl to install theses 3 packages : <text:s/></text:span><text:span text:style-name="T57">Modern::Perl, ML::LibXML, <text:s/>String::LCSS</text:span></text:p>
        </text:list-item>
      </text:list>
      <text:h text:style-name="P35" text:outline-level="2">Usage</text:h>
      <text:p text:style-name="P13"><text:span text:style-name="T3">T</text:span><text:span text:style-name="T2">here is two kind of usage :</text:span></text:p>
      <text:list xml:id="list1338991891" text:style-name="L6">
        <text:list-item>
          <text:p text:style-name="P56">generate board.h from board.cfg :</text:p>
          <text:list>
            <text:list-item>
              <text:p text:style-name="P62">boardGen.pl [options] cfgFile.cfg boardFile.h</text:p>
              <text:list>
                <text:list-item>
                  <text:p text:style-name="P62">if boardFile.h is ‘-’, stdout is used</text:p>
                </text:list-item>
                <text:list-item>
                  <text:p text:style-name="P62">options :</text:p>
                  <text:list>
                    <text:list-item>
                      <text:p text:style-name="P62">--no-pp-pin  : don't prepend pin  name with port letter and pin number</text:p>
                      <text:list>
                        <text:list-item>
                          <text:p text:style-name="P68"><text:span text:style-name="T15">if you have a pin described (cf next chapter board.cfg syntax) like this :<text:line-break/>“</text:span><text:span text:style-name="T17">PC00  LED1 OUTPUT  PUSHPULL   SPEED_VERYLOW FLOATING LEVEL_HIGH”<text:line-break/></text:span><text:span text:style-name="T18">By default, and because main use is for education </text:span><text:span text:style-name="T19">(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4">no-pp-pin </text:span><text:span text:style-name="T19">and the generated name wont mention port and pin number, it will be LED1</text:span></text:p>
                        </text:list-item>
                      </text:list>
                    </text:list-item>
                    <text:list-item>
                      <text:p text:style-name="P68"><text:span text:style-name="T15">--no-pp-pin : </text:span><text:span text:style-name="T22">same as above, but for line macros <text:line-break/>Without option, line macro will be LINE_C00_LED1, with option, it will be LINE_LED1</text:span></text:p>
                    </text:list-item>
                    <text:list-item>
                      <text:p text:style-name="P59"><text:span text:style-name="T22">--no-adcp-in : do not permit to use non 5V tolerant pins for input or alternate, unless explicitly promising in the .cfg that voltage won’t </text:span><text:span text:style-name="T30">exceeds </text:span><text:span text:style-name="T29">3.3v (cf syntax)</text:span></text:p>
                    </text:list-item>
                    <text:list-item>
                      <text:p text:style-name="P64">--no-error : do not abort when pin check is not OK</text:p>
                    </text:list-item>
                  </text:list>
                </text:list-item>
              </text:list>
            </text:list-item>
            <text:list-item>
              <text:p text:style-name="P65">board.h macro generated :</text:p>
              <text:list>
                <text:list-item>
                  <text:p text:style-name="P65"><text:soft-page-break/>pins and line MACRO are <text:s/>generated, and also alternate function macro :</text:p>
                  <text:list>
                    <text:list-item>
                      <text:p text:style-name="P65">since AF does not need to be explicitly written as the script find the association between name and AF, this association is available as a macro, so the code can <text:span text:style-name="T63">dynamically</text:span> set back the pin in the static alternate function mode :</text:p>
                      <text:list>
                        <text:list-item>
                          <text:p text:style-name="P65">example :</text:p>
                          <text:list>
                            <text:list-header>
                              <text:p text:style-name="P65">PB08<text:tab/>I2C1_SCL<text:tab/><text:tab/>I2C<text:tab/>AF:I2C1_SCL<text:line-break/>will generate theses macros :</text:p>
                              <text:list>
                                <text:list-item>
                                  <text:p text:style-name="P63">#define AF_PB08_I2C1_SCL                 4U <text:line-break/>#define AF_LINE_B08_I2C1_SCL             4U<text:line-break/></text:p>
                                </text:list-item>
                                <text:list-item>
                                  <text:p text:style-name="P69"><text:span text:style-name="T16">which can be used that way :<text:line-break/></text:span><text:span text:style-name="T43">palSetLineMode</text:span><text:span text:style-name="T40">(LINE_</text:span><text:span text:style-name="T41">I2C1_SCL</text:span><text:span text:style-name="T40">, PAL_MODE_ALTERNATE(</text:span><text:span text:style-name="T16">AF_LINE_I2C1_SCL</text:span><text:span text:style-name="T40">));<text:line-break/><text:line-break/></text:span><text:span text:style-name="T42">==================================</text:span><text:line-break/></text:p>
                                </text:list-item>
                              </text:list>
                            </text:list-header>
                          </text:list>
                        </text:list-item>
                      </text:list>
                    </text:list-item>
                  </text:list>
                </text:list-item>
              </text:list>
            </text:list-item>
          </text:list>
        </text:list-item>
        <text:list-item>
          <text:p text:style-name="P60"><text:span text:style-name="T23">interactively find </text:span><text:span text:style-name="T24">on which pin a function is available</text:span><text:span text:style-name="T23"> on the MCU selected in the board.cfg </text:span><text:span text:style-name="T24">(that can save you opening the doc or launching STM32CubeMX)</text:span><text:span text:style-name="T23"><text:tab/></text:span></text:p>
          <text:list>
            <text:list-item>
              <text:p text:style-name="P83"><text:span text:style-name="T23">boardGen –find regexp </text:span><text:span text:style-name="T24">board.cfg</text:span></text:p>
              <text:list>
                <text:list-item>
                  <text:p text:style-name="P66">examples : </text:p>
                  <text:list>
                    <text:list-item>
                      <text:p text:style-name="P66"><text:span text:style-name="T66">boardGen.pl --find 'UART4' board.cfg  </text:span><text:line-break/>UART4_TX on PA00 has AF8 <text:line-break/>UART4_RX on PA01 has AF8 <text:line-break/>UART4_TX on PC10 has AF8 <text:line-break/>UART4_RX on PC11 has AF8</text:p>
                    </text:list-item>
                    <text:list-item>
                      <text:p text:style-name="P66"><text:span text:style-name="T66">boardGen.pl --find 'ADC._IN11' board.cfg </text:span><text:line-break/>ADC1_IN11 on PC01 is not alternate <text:line-break/>ADC2_IN11 on PC01 is not alternate <text:line-break/>ADC3_IN11 on PC01 is not alternate</text:p>
                    </text:list-item>
                    <text:list-item>
                      <text:p text:style-name="P66">all available function : <text:span text:style-name="T66"><text:s/>boardGen.pl --find . board.cfg</text:span></text:p>
                      <text:list>
                        <text:list-item>
                          <text:p text:style-name="P66">that can be used to know all available functions on a given pin :</text:p>
                          <text:list>
                            <text:list-item>
                              <text:p text:style-name="P67">boardGen.pl --find . board.cfg | grep PA10</text:p>
                              <text:list>
                                <text:list-item>
                                  <text:p text:style-name="P66">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61"><text:soft-page-break/><text:span text:style-name="T23">interactively find </text:span><text:span text:style-name="T24">the dma parameters for a given function, in a form that is directly embeddable in mcuconf.h. This is an help if you manage to directly use DMA using ChibiOS macros and functions, or using </text:span><text:span text:style-name="T28">this</text:span><text:span text:style-name="T24"> driver : </text:span><text:a xlink:type="simple" xlink:href="http://www.chibios.com/forum/viewtopic.php?t=4596&amp;p=32570#p32570" text:style-name="Internet_20_link" text:visited-style-name="Visited_20_Internet_20_Link"><text:span text:style-name="T25">http://www.chibios.com/forum/viewtopic.php?t=4596&amp;p=32570#p32570</text:span></text:a><text:span text:style-name="T24">, or using your own driver. </text:span></text:p>
          <text:list>
            <text:list-item>
              <text:p text:style-name="P67">boardGen.pl --dma=regexp board.cfg</text:p>
            </text:list-item>
            <text:list-item>
              <text:p text:style-name="P74"><text:span text:style-name="T24">e</text:span><text:span text:style-name="T21">xamples:</text:span></text:p>
              <text:list>
                <text:list-item>
                  <text:p text:style-name="P70"><text:span text:style-name="T31">boardGen.pl --dma=USART1_TX board.cfg  </text:span><text:span text:style-name="T21"><text:line-break/></text:span><text:span text:style-name="T32">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70"><text:span text:style-name="T33">boardGen.pl --dma='USART1_[TR]X' board.cfg </text:span><text:span text:style-name="T32"><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line-break/></text:span><text:span text:style-name="T20">In the case there a numerous possibilities, you’ll have to pick just one.</text:span></text:p>
                </text:list-item>
              </text:list>
            </text:list-item>
          </text:list>
        </text:list-item>
        <text:list-item>
          <text:p text:style-name="P71"><text:span text:style-name="T20">Board.cfg file is mandatory to generate a board.h file, but using -mcu option, all the above search function can be made without specifying a .cfg file, but instead using -mcu MCU option :</text:span></text:p>
          <text:list>
            <text:list-item>
              <text:p text:style-name="P72"><text:s/><text:span text:style-name="T66">boardGen.pl -mcu STM32F4 </text:span><text:span text:style-name="T68">will list all the available chip whose names match </text:span><text:span text:style-name="T67">STM32F4 </text:span><text:span text:style-name="T68">with their characteristics :</text:span></text:p>
              <text:list>
                <text:list-item>
                  <text:p text:style-name="P72"><text:soft-page-break/><text:span text:style-name="T44">STM32F413M(G-H)Yx : model=STM32F413, pin=80, flash=1024 - 1536 Ko, package=WLCLP </text:span><text:span text:style-name="T68"><text:line-break/>STM32F429B(E-G-I)Tx : model=STM32F429, pin=208, flash=512 - 2048 Ko, package=LQFP <text:line-break/>...<text:line-break/>STM32F401V(B-C)Hx : model=STM32F401, pin=100, flash=128 - 256 Ko, package=BGA <text:line-break/></text:span></text:p>
                </text:list-item>
              </text:list>
            </text:list-item>
            <text:list-item>
              <text:p text:style-name="P73"><text:span text:style-name="T44"><text:s/></text:span><text:span text:style-name="T48">boardGen.pl -mcu STM32L452V -find 'COMP|OPAMP' </text:span><text:span text:style-name="T46">will display all the comparator and operational amplifier function of a specified MCU.<text:line-break/></text:span></text:p>
            </text:list-item>
            <text:list-item>
              <text:p text:style-name="P73"><text:span text:style-name="T49">boardGen.pl -mcu STM32G030J6Mx -kikad </text:span><text:span text:style-name="T47">will generate two files : </text:span></text:p>
              <text:list>
                <text:list-item>
                  <text:p text:style-name="P73"><text:span text:style-name="T44">STM32G030J6Mx_allFunctions.txt : </text:span><text:span text:style-name="T45">All the pins and all the multiplexer capabilities for the chip.</text:span></text:p>
                </text:list-item>
                <text:list-item>
                  <text:p text:style-name="P73"><text:span text:style-name="T44">STM32G030J6Mx.csv : </text:span><text:span text:style-name="T45">a schematic description of the MCU that can be directly read by kikad EDA software </text:span><text:span text:style-name="T68"><text:line-break/><text:line-break/><text:line-break/> <text:line-break/></text:span></text:p>
                </text:list-item>
              </text:list>
            </text:list-item>
          </text:list>
        </text:list-item>
      </text:list>
      <text:h text:style-name="P39" text:outline-level="3">Makefile integration :</text:h>
      <text:p text:style-name="P22">$(OBJS): board.h</text:p>
      <text:p text:style-name="P22">board.h: board.cfg Makefile</text:p>
      <text:p text:style-name="P22"><text:tab/>boardGen.pl --no-adcp-in<text:tab/>$&lt; <text:s/>$@</text:p>
      <text:h text:style-name="P36" text:outline-level="2">board.cfg syntax</text:h>
      <text:p text:style-name="P16"><text:span text:style-name="T3">T</text:span><text:span text:style-name="T2">here is 3 sections</text:span></text:p>
      <text:p text:style-name="P11">section 1 :</text:p>
      <text:list xml:id="list4071160345" text:style-name="L7">
        <text:list-item>
          <text:p text:style-name="P75"><text:span text:style-name="T60">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60">rootdir/</text:span><text:span text:style-name="T35">db/mcu/</text:span></text:p>
        </text:list-item>
        <text:list-item>
          <text:p text:style-name="P76"><text:soft-page-break/><text:span text:style-name="T35">CHIBIOS_VERSION : </text:span><text:span text:style-name="T21">either 2.6, or 3.0 for any version of </text:span><text:span text:style-name="T28">Ch</text:span><text:span text:style-name="T21">ibi</text:span><text:span text:style-name="T28">OS</text:span><text:span text:style-name="T21"> &gt;= 3.0 (it will works with 18.2 by example)</text:span></text:p>
        </text:list-item>
      </text:list>
      <text:p text:style-name="P28">section 2 :</text:p>
      <text:p text:style-name="P28">begin with keyword HEADER, and ends with keyword CONFIG</text:p>
      <text:p text:style-name="P28">this section is a plain C header where you have to define ChibiOS macro, and you can also define your own set of macro for use in your application or <text:span text:style-name="T64">libraries</text:span> </text:p>
      <text:p text:style-name="P17"><text:span text:style-name="T26">ChibiOS </text:span><text:span text:style-name="T27">that have to be defined are :</text:span></text:p>
      <text:p text:style-name="P29"><text:s/>STM32_LSECLK if LSE is used</text:p>
      <text:p text:style-name="P29">STM32_HSECLK if HSE is used</text:p>
      <text:p text:style-name="P18">STM32_VDD : board voltage</text:p>
      <text:p text:style-name="P18">MCU type as defined in the ST header (by example #define STM32F407xx)</text:p>
      <text:p text:style-name="P18">Often, you can copy section 2 from one of the numerous board.h in the ChibiOS archive (of course only if you use the same mcu as the example) If you have your own board, you can start from a given board.h and adapt values according to your custom board.</text:p>
      <text:p text:style-name="P18"/>
      <text:p text:style-name="P18">Section 3 : pin definition</text:p>
      <text:p text:style-name="P18"/>
      <text:p text:style-name="P18">First <text:span text:style-name="T61">you have to define DEFAULT configuration, all the pins which are not defined after will take this configuration :</text:span></text:p>
      <text:p text:style-name="P30"/>
      <text:p text:style-name="P30">DEFAULT<text:tab/><text:tab/>INPUT<text:tab/> PUSHPULL SPEED_VERYLOW PULLDOWN LEVEL_LOW <text:s/>AF0</text:p>
      <text:p text:style-name="P19">then, all the pins of your board :</text:p>
      <text:p text:style-name="P20">example : </text:p>
      <text:p text:style-name="P21">PC00 <text:s text:c="3"/>LED1 <text:s text:c="11"/>OUTPUT <text:s/>PUSHPULL <text:s text:c="2"/>SPEED_VERYLOW FLOATING LEVEL_HIGH <text:span text:style-name="T62">0_VOLT</text:span></text:p>
      <text:p text:style-name="P23">The order of the 3 first fields must be respected :</text:p>
      <text:list xml:id="list3842093159" text:style-name="L8">
        <text:list-item>
          <text:p text:style-name="P78">PC00 : which port, which pin number in the port</text:p>
        </text:list-item>
        <text:list-item>
          <text:p text:style-name="P77"><text:span text:style-name="T50">LED1 : the name of the pin. Depending on option when boardGen is invoked, it will generate macro #define LED1 0U or #define PC00_LED1 0U and <text:line-break/></text:span><text:span text:style-name="T52">#define LINE_C00_LED1 PAL_LINE(GPIOC, 0) or #define LINE_LED1 PAL_LINE(GPIOC, 0) you will then be able to to palSetLine( LINE_LED1 or LINE_C00_LED1) in your code.</text:span></text:p>
        </text:list-item>
        <text:list-item>
          <text:p text:style-name="P82"><text:span text:style-name="T51">OUTPUT : </text:span><text:span text:style-name="T53">configuration of the pin <text:s/>: can be OUTPUT, INPUT, ALTERNATE, </text:span><text:span text:style-name="T54">ANALOG</text:span><text:span text:style-name="T53"> , or a shortcut that will be described later.</text:span></text:p>
        </text:list-item>
      </text:list>
      <text:p text:style-name="P24">The other fields are attributes, they are optional, if not given, the value of the DEFAULT is used, and can be given in any order, can also be specified more than once, in this case the later win.</text:p>
      <text:p text:style-name="P25"><text:soft-page-break/>Attributes are :</text:p>
      <text:list xml:id="list1068969274" text:style-name="L9">
        <text:list-item>
          <text:p text:style-name="P79">pullup, pulldown resistor activation : FLOATING, PULLUP, PULLDOWN</text:p>
        </text:list-item>
        <text:list-item>
          <text:p text:style-name="P80">output mode : OPENDRAIN, PUSHPULL</text:p>
        </text:list-item>
        <text:list-item>
          <text:p text:style-name="P80">slew rate : SPEED_VERYLOW, SPEED_LOW, SPEED_MEDIUM, SPEED_HIGH</text:p>
        </text:list-item>
        <text:list-item>
          <text:p text:style-name="P80">initial output level : LEVEL_HIGH, LEVEL_LOW</text:p>
        </text:list-item>
        <text:list-item>
          <text:p text:style-name="P80">alternate function multiplexer </text:p>
          <text:list>
            <text:list-item>
              <text:p text:style-name="P80">in numeric form (not recommended) the syntax is AFx where x is the alternate function number (see stm32 reference manual for your MCU)</text:p>
            </text:list-item>
            <text:list-item>
              <text:p text:style-name="P80">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81">the maximum voltage that can be sent on pin : 0_VOLT or 3.3_VOLTS or 5_VOLTS, </text:p>
          <text:list>
            <text:list-item>
              <text:p text:style-name="P81">not needed on pin configured in output pushpull, or pin that are 5 volts tolerant.</text:p>
            </text:list-item>
          </text:list>
        </text:list-item>
        <text:list-item>
          <text:p text:style-name="P80">on specific MCU (STM32L4 by example) there is 2 more fields :</text:p>
          <text:list>
            <text:list-item>
              <text:p text:style-name="P80">ASCR (connection to analog circuitry) : ASCR_DISABLED or ASCR_ENABLED</text:p>
            </text:list-item>
            <text:list-item>
              <text:p text:style-name="P80">LOCKR (pin function cannot be dynamically modified) <text:s/>: LOCKR_DISABLED or LOCKR_ENABLED</text:p>
            </text:list-item>
          </text:list>
        </text:list-item>
      </text:list>
      <text:p text:style-name="P26"/>
      <text:p text:style-name="P27"><text:span text:style-name="T51">Shortcuts are : </text:span><text:span text:style-name="T55">SYS OSC ADC COMPIN COMPOUT OPAMP DAC PWM ICU I2C SPI UART OTG ETH FSMC SDIO SDIOCK SWDIO SWCLK CAN DCMI LED PASSIVE. </text:span></text:p>
      <text:h text:style-name="P37" text:outline-level="2">Dynamic reconfiguration</text:h>
      <text:p text:style-name="P44">There is situations where the use of the pin can be changed dynamically at runtime, in this case, you specify an initial configuration, as shown before, and then you add, between parenthesis, all the other function that you might use, and the generator will :</text:p>
      <text:p text:style-name="P44"/>
      <text:list xml:id="list4209183855" text:style-name="L10">
        <text:list-item>
          <text:p text:style-name="P45">check that these alternate usage are possible based on the MCU capabilities</text:p>
        </text:list-item>
        <text:list-item>
          <text:p text:style-name="P45">generate macro that will permit you to change dynamically the configuration using ChibiOS HAL API</text:p>
        </text:list-item>
        <text:list-item>
          <text:p text:style-name="P45">example :</text:p>
          <text:list>
            <text:list-item>
              <text:p text:style-name="P45">PB00 <text:s text:c="3"/>AUX_B3 <text:s text:c="13"/><text:span text:style-name="T70">INPUT PULLDOWN</text:span> <text:s text:c="2"/>(ADC1_IN8, AF:TIM3_CH3)</text:p>
              <text:list>
                <text:list-item>
                  <text:p text:style-name="P46">the pin will be <text:span text:style-name="T71">initially </text:span>configure<text:span text:style-name="T71">d</text:span> in input pulldown, <text:span text:style-name="T71">but, with the help of the macro that have been generated :</text:span></text:p>
                  <text:list>
                    <text:list-item>
                      <text:p text:style-name="P46">#define AUX_B3_ADC <text:s text:c="6"/>1</text:p>
                    </text:list-item>
                    <text:list-item>
                      <text:p text:style-name="P46">#define AUX_B3_ADC_FN <text:s text:c="3"/>IN</text:p>
                    </text:list-item>
                    <text:list-item>
                      <text:p text:style-name="P46">#define AUX_B3_ADC_IN <text:s text:c="3"/>8</text:p>
                    </text:list-item>
                    <text:list-item>
                      <text:p text:style-name="P46">#define AUX_B3_TIM <text:s text:c="6"/>3</text:p>
                    </text:list-item>
                    <text:list-item>
                      <text:p text:style-name="P46">#define AUX_B3_TIM_FN <text:s text:c="3"/>CH</text:p>
                    </text:list-item>
                    <text:list-item>
                      <text:p text:style-name="P46">#define AUX_B3_TIM_CH <text:s text:c="3"/>3</text:p>
                    </text:list-item>
                    <text:list-item>
                      <text:p text:style-name="P46">#define AUX_B3_TIM_AF <text:s text:c="3"/>2, </text:p>
                      <text:p text:style-name="P47">it is possible to reconfigure pin at runtime :</text:p>
                    </text:list-item>
                    <text:list-item>
                      <text:p text:style-name="P48"><text:span text:style-name="T39">palSetLineMode(LINE_AUX_B3, PAL_MODE_ALTERNATE(AUX_B3_TIM_AF));</text:span><text:span text:style-name="T37"> </text:span><text:span text:style-name="T38">will connect he PIN to the timer3 channel 3</text:span></text:p>
                    </text:list-item>
                    <text:list-item>
                      <text:p text:style-name="P48"><text:span text:style-name="T39">palSetLineMode(LINE_AUX_B3, PAL_MODE_INPUT_ANALOG); </text:span><text:span text:style-name="T38">will connect the pin to the ADC1 channel 8</text:span><text:span text:style-name="T36"><text:line-break/></text:span><text:span text:style-name="T69"><text:line-break/></text:span></text:p>
                    </text:list-item>
                  </text:list>
                </text:list-item>
              </text:list>
            </text:list-item>
          </text:list>
        </text:list-item>
      </text:list>
      <text:h text:style-name="P38" text:outline-level="2">Definition of group of pins</text:h>
      <text:p text:style-name="P87"/>
      <text:p text:style-name="P88">Boardgen.pl can generate macros containing groups of pins, and also provide iterator to use them. There is two kind of groups : </text:p>
      <text:list xml:id="list1605472506" text:style-name="L11">
        <text:list-item>
          <text:p text:style-name="P90"><text:span text:style-name="T72">unordered group : you define group using regular expression applied to the fields of the pin, permit to select a lot of pin in a concise way, yhe pin are ordered by port (a,b,c, …) then by number, and one cannot change that.</text:span></text:p>
        </text:list-item>
        <text:list-item>
          <text:p text:style-name="P89">Ordered group : all the pins have to be enumerated, the ordering is keept. </text:p>
        </text:list-item>
      </text:list>
      <text:p text:style-name="P88"/>
      <text:h text:style-name="P40" text:outline-level="3">Ordered group :</text:h>
      <text:p text:style-name="P91">In the form : </text:p>
      <text:p text:style-name="P91">GROUP LINE_OUTPUT_HIGH_AT_PWROFF_GROUP <text:s text:c="9"/>%NAME =~ /SPI.*CS/</text:p>
      <text:p text:style-name="P91">in this case, the group will contain all the pins whose name match the regexp /SPI.*CS/, so all the chip select command for all the SPI peripherals.</text:p>
      <text:p text:style-name="P91">The fields that can be examined are # </text:p>
      <text:list xml:id="list753195277" text:style-name="L12">
        <text:list-item>
          <text:p text:style-name="P94"><text:span text:style-name="T73">%NAME is the name of the pin</text:span></text:p>
        </text:list-item>
        <text:list-item>
          <text:p text:style-name="P94"><text:span text:style-name="T73">%AF is the given alternate function definition</text:span></text:p>
        </text:list-item>
        <text:list-item>
          <text:p text:style-name="P94"><text:span text:style-name="T73">%MODE is the multiplexer mode : INPUT, OUTPUT, ANALOG, ALTERNATE</text:span></text:p>
        </text:list-item>
        <text:list-item>
          <text:p text:style-name="P94"><text:span text:style-name="T73">%ALIAS is the alias of the function definition : UART, PWM, etc etc</text:span></text:p>
        </text:list-item>
      </text:list>
      <text:p text:style-name="P91">others examples :</text:p>
      <text:p text:style-name="P91">GROUP LINE_SERVOS_GROUP <text:s text:c="24"/>%NAME =~ /AUX_[AB][1-4]|SRV[AB][1-4]/</text:p>
      <text:p text:style-name="P91">all the pin that can drive a servo whose name are AUX_A1 to AUX_A4, AUX_B1 to AUX_B4, SRVA1 to SRVA4, SRVB1 to SRVB4.</text:p>
      <text:p text:style-name="P91">GROUP LINE_HIZ_PULLDOWN_AT_PWROFF_GROUP <text:s text:c="8"/>%ALIAS !~ /SYS|SDIO|SPI/</text:p>
      <text:p text:style-name="P91">all the pins, but the ones that are used for SPI or SYS (clock, SWDIO, etc) and SD card (SDIO)</text:p>
      <text:p text:style-name="P91"/>
      <text:h text:style-name="P41" text:outline-level="3"><text:soft-page-break/>using the groups in the code :</text:h>
      <text:p text:style-name="P91">2 macros are provided :</text:p>
      <text:list xml:id="list1763892840" text:style-name="L13">
        <text:list-item>
          <text:p text:style-name="P92">BOARD_GROUP_DECLFOREACH(line, group) <text:s/>: to be used on first use of the group</text:p>
        </text:list-item>
        <text:list-item>
          <text:p text:style-name="P92">BOARD_GROUP_FOREACH(line, group) : to be used on subsequent use of the group, if any.</text:p>
        </text:list-item>
      </text:list>
      <text:p text:style-name="P91">Examples, <text:span text:style-name="T74">to set all the pins of the group in output mode, high level during 10 milliseconds, then low level :</text:span></text:p>
      <text:p text:style-name="P84"><text:s text:c="2"/>BOARD_GROUP_DECLFOREACH(line, LINE_SERVOS_GROUP) {</text:p>
      <text:p text:style-name="P84"><text:s text:c="4"/>palSetLine(line);</text:p>
      <text:p text:style-name="P84"><text:s text:c="4"/>palSetLineMode(line, PAL_MODE_OUTPUT_PUSHPULL);</text:p>
      <text:p text:style-name="P84"><text:s text:c="2"/>}</text:p>
      <text:p text:style-name="P84"><text:s text:c="2"/>chThdSleepMilliseconds(10); </text:p>
      <text:p text:style-name="P84"><text:s text:c="2"/>BOARD_GROUP_FOREACH(line, LINE_SERVOS_GROUP) { // <text:span text:style-name="T74">second time no need to DECL</text:span></text:p>
      <text:p text:style-name="P84"><text:s text:c="4"/>palClearLine(line);</text:p>
      <text:p text:style-name="P84"><text:s text:c="2"/>}</text:p>
      <text:p text:style-name="P84"/>
      <text:p text:style-name="P95">If one need to use the index, there is also two macros for that usage : </text:p>
      <text:list xml:id="list184619457616859" text:continue-numbering="true" text:style-name="L13">
        <text:list-item>
          <text:p text:style-name="P93">BOARD_GROUP_DECLFOR(<text:span text:style-name="T75">array, index,</text:span> group) <text:s/>: to be used on first use of the group</text:p>
        </text:list-item>
        <text:list-item>
          <text:p text:style-name="P96">BOARD_GROUP_FOR(<text:span text:style-name="T75">array, index,</text:span> <text:s/>group) : to be used on subsequent use of the group, if any. :</text:p>
          <text:p text:style-name="P85"><text:s text:c="2"/>BOARD_GROUP_DECLF<text:span text:style-name="T75">OR</text:span>(<text:span text:style-name="T75">lineArray, index</text:span>, LINE_SERVOS_GROUP) {</text:p>
          <text:p text:style-name="P85"><text:s text:c="4"/>palSetLine(l<text:span text:style-name="T75">ineArray[index]</text:span>);</text:p>
          <text:p text:style-name="P85"><text:s text:c="3"/>palSetLineMode(l<text:span text:style-name="T75">ineArray[index]</text:span>, PAL_MODE_OUTPUT_PUSHPULL);<text:line-break/> <text:span text:style-name="T75">DebugTrace(“setting line index %u”, index);<text:line-break/></text:span>}</text:p>
        </text:list-item>
      </text:list>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2-01-27T18:46:18.543340311</dc:date>
    <meta:editing-duration>PT6H59M3S</meta:editing-duration>
    <meta:editing-cycles>18</meta:editing-cycles>
    <meta:generator>LibreOffice/7.2.5.2$Linux_X86_64 LibreOffice_project/20$Build-2</meta:generator>
    <meta:document-statistic meta:table-count="0" meta:image-count="0" meta:object-count="0" meta:page-count="10" meta:paragraph-count="180" meta:word-count="2572" meta:character-count="15916" meta:non-whitespace-character-count="13201"/>
  </office:meta>
</office:document-meta>
</file>